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AFC2462E5403E22F.png" manifest:media-type="image/png"/>
  <manifest:file-entry manifest:full-path="Pictures/100BA39C000129600001A4C00D9C546D86862DDC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0.651cm" svg:y="-1.057cm" svg:width="18.893cm" svg:height="26.732cm" draw:z-index="0"><draw:image xlink:href="Pictures/100BA39C000129600001A4C00D9C546D86862DDC.pdf" xlink:type="simple" xlink:show="embed" xlink:actuate="onLoad" draw:mime-type="application/pdf"/><draw:image xlink:href="Pictures/100000010000031900000462AFC2462E5403E2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15:39:04.527507353</meta:creation-date>
    <dc:date>2022-08-12T15:40:06.424282070</dc:date>
    <meta:editing-duration>PT1M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